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C789CFC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Bitstream Vera Sans3" svg:font-family="'Bitstream Vera Sans'" style:font-adornments="Standard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Lucidasans" svg:font-family="Lucidasans" style:font-pitch="variable"/>
    <style:font-face style:name="TeXGyreHeros2" svg:font-family="TeXGyreHeros" style:font-pitch="variable"/>
    <style:font-face style:name="TeXGyreHeros1" svg:font-family="TeXGyreHeros" style:font-adornments="Standard" style:font-pitch="variable"/>
    <style:font-face style:name="TeXGyreTermes" svg:font-family="TeXGyreTermes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1" svg:font-family="Gothic" style:font-family-generic="system" style:font-pitch="variable"/>
    <style:font-face style:name="Lohit Hindi" svg:font-family="'Lohit Hind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chatten_5f_gruen-subtitle">
      <style:graphic-properties draw:fill-color="#ffffff" draw:auto-grow-height="true" fo:min-height="17.323cm"/>
    </style:style>
    <style:style style:name="pr2" style:family="presentation" style:parent-style-name="schatten_5f_gruen-notes">
      <style:graphic-properties draw:fill-color="#ffffff" draw:auto-grow-height="true" fo:min-height="11.41cm"/>
    </style:style>
    <style:style style:name="pr3" style:family="presentation" style:parent-style-name="schatten_5f_gruen-title">
      <style:graphic-properties draw:auto-grow-height="true" fo:min-height="3.506cm"/>
    </style:style>
    <style:style style:name="pr4" style:family="presentation" style:parent-style-name="schatten_5f_gruen-outline1">
      <style:graphic-properties fo:min-height="11.929cm"/>
    </style:style>
    <style:style style:name="P1" style:family="paragraph">
      <style:text-properties style:font-name="TeXGyreHeros2" fo:font-size="48pt" style:font-size-asian="48pt" style:font-size-complex="48pt"/>
    </style:style>
    <style:style style:name="P2" style:family="paragraph">
      <style:text-properties fo:font-size="29.3999996185303pt"/>
    </style:style>
    <style:style style:name="P3" style:family="paragraph">
      <style:text-properties style:font-name="TeXGyreTermes" fo:font-size="48pt" style:font-size-asian="48pt" style:font-size-complex="4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style:font-name="TeXGyreHeros2" fo:font-size="32pt" style:font-size-asian="32pt" style:font-size-complex="32pt"/>
    </style:style>
    <style:style style:name="T1" style:family="text">
      <style:text-properties style:font-name="TeXGyreHeros2" fo:font-size="48pt" style:font-size-asian="48pt" style:font-size-complex="48pt"/>
    </style:style>
    <style:style style:name="T2" style:family="text">
      <style:text-properties style:font-name="TeXGyreTermes" fo:font-size="48pt" style:font-size-asian="48pt" style:font-size-complex="48pt"/>
    </style:style>
    <style:style style:name="T3" style:family="text">
      <style:text-properties style:font-name="TeXGyreHeros2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hatten_5f_gruen" presentation:presentation-page-layout-name="AL1T32">
        <office:forms form:automatic-focus="false" form:apply-design-mode="false"/>
        <draw:frame presentation:style-name="pr1" draw:layer="layout" svg:width="23.91cm" svg:height="17.323cm" svg:x="2.057cm" svg:y="1.743cm" presentation:class="subtitle" presentation:placeholder="true">
          <draw:text-box/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chatten_5f_gruen" presentation:presentation-page-layout-name="AL1T32">
        <office:forms form:automatic-focus="false" form:apply-design-mode="false"/>
        <draw:frame presentation:style-name="pr1" draw:text-style-name="P1" draw:layer="layout" svg:width="23.91cm" svg:height="17.323cm" svg:x="2.057cm" svg:y="1.743cm" presentation:class="subtitle">
          <draw:text-box>
            <text:p><text:span text:style-name="T1">LFS101x: Introduction to Linux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2" draw:text-style-name="P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schatten_5f_gruen" presentation:presentation-page-layout-name="AL2T1">
        <office:forms form:automatic-focus="false" form:apply-design-mode="false"/>
        <draw:frame presentation:style-name="pr3" draw:text-style-name="P3" draw:layer="layout" svg:width="23.91cm" svg:height="3.506cm" svg:x="2.057cm" svg:y="1.743cm" presentation:class="title">
          <draw:text-box>
            <text:p><text:span text:style-name="T2">Overall</text:span></text:p>
          </draw:text-box>
        </draw:frame>
        <draw:frame presentation:style-name="pr4" draw:text-style-name="P5" draw:layer="layout" svg:width="23.91cm" svg:height="11.929cm" svg:x="2.057cm" svg:y="5.838cm" presentation:class="outline" presentation:user-transformed="true">
          <draw:text-box>
            <text:list text:style-name="L2">
              <text:list-item>
                <text:p text:style-name="P4"><text:span text:style-name="T3">Covers all the basics</text:span></text:p>
              </text:list-item>
              <text:list-item>
                <text:p text:style-name="P4"><text:span text:style-name="T3">Completely new to me: virtual terminals</text:span></text:p>
              </text:list-item>
              <text:list-item>
                <text:p text:style-name="P4"><text:span text:style-name="T3">Several good handouts</text:span></text:p>
              </text:list-item>
              <text:list-item>
                <text:p text:style-name="P4"><text:span text:style-name="T3">Some errors, e.g. until condition is false</text:span></text:p>
              </text:list-item>
              <text:list-item>
                <text:p text:style-name="P4"><text:span text:style-name="T3">A few examples didn't work as it was suggested they shoul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chatten_5f_gruen" presentation:presentation-page-layout-name="AL2T1">
        <office:forms form:automatic-focus="false" form:apply-design-mode="false"/>
        <draw:frame presentation:style-name="pr3" draw:text-style-name="P3" draw:layer="layout" svg:width="23.91cm" svg:height="3.506cm" svg:x="2.057cm" svg:y="1.743cm" presentation:class="title">
          <draw:text-box>
            <text:p><text:span text:style-name="T2">Stuff that filled in gaps for me (1)</text:span></text:p>
          </draw:text-box>
        </draw:frame>
        <draw:frame presentation:style-name="pr4" draw:text-style-name="P5" draw:layer="layout" svg:width="23.91cm" svg:height="12.23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3">initramfs</text:span></text:p>
              </text:list-item>
              <text:list-item>
                <text:p text:style-name="P4"><text:span text:style-name="T3">su vs sudo and configuring sudo</text:span></text:p>
              </text:list-item>
              <text:list-item>
                <text:p text:style-name="P4"><text:span text:style-name="T3">pushd, popd</text:span></text:p>
              </text:list-item>
              <text:list-item>
                <text:p text:style-name="P4"><text:span text:style-name="T3">bash environment variables</text:span></text:p>
              </text:list-item>
              <text:list-item>
                <text:p text:style-name="P4"><text:span text:style-name="T3">/usr and relationship of /bin and /sbin</text:span></text:p>
              </text:list-item>
              <text:list-item>
                <text:p text:style-name="P4"><text:span text:style-name="T3">vi and H J K 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chatten_5f_gruen" presentation:presentation-page-layout-name="AL2T1">
        <office:forms form:automatic-focus="false" form:apply-design-mode="false"/>
        <draw:frame presentation:style-name="pr3" draw:text-style-name="P3" draw:layer="layout" svg:width="23.91cm" svg:height="3.506cm" svg:x="2.057cm" svg:y="1.743cm" presentation:class="title">
          <draw:text-box>
            <text:p><text:span text:style-name="T2">Stuff that filled in gaps for me (2)</text:span></text:p>
          </draw:text-box>
        </draw:frame>
        <draw:frame presentation:style-name="pr4" draw:text-style-name="P5" draw:layer="layout" svg:width="25.2cm" svg:height="12.233cm" svg:x="1.4cm" svg:y="5.066cm" presentation:class="outline" presentation:user-transformed="true">
          <draw:text-box>
            <text:list text:style-name="L2">
              <text:list-item>
                <text:p text:style-name="P5"><text:span text:style-name="T3">find … exec</text:span></text:p>
              </text:list-item>
              <text:list-item>
                <text:p text:style-name="P5"><text:span text:style-name="T3">sed and awk</text:span></text:p>
              </text:list-item>
              <text:list-item>
                <text:p text:style-name="P5"><text:span text:style-name="T3">enscript</text:span></text:p>
              </text:list-item>
              <text:list-item>
                <text:p text:style-name="P5"><text:span text:style-name="T3">bash commands vs compiled commands</text:span></text:p>
              </text:list-item>
              <text:list-item>
                <text:p text:style-name="P5"><text:span text:style-name="T3">Some bash syntax</text:span></text:p>
              </text:list-item>
              <text:list-item>
                <text:p text:style-name="P5"><text:span text:style-name="T3">mktemp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chatten_5f_gruen" presentation:presentation-page-layout-name="AL2T1">
        <office:forms form:automatic-focus="false" form:apply-design-mode="false"/>
        <draw:frame presentation:style-name="pr3" draw:text-style-name="P3" draw:layer="layout" svg:width="23.91cm" svg:height="3.506cm" svg:x="2.057cm" svg:y="1.743cm" presentation:class="title">
          <draw:text-box>
            <text:p><text:span text:style-name="T2">Other observations</text:span></text:p>
          </draw:text-box>
        </draw:frame>
        <draw:frame presentation:style-name="pr4" draw:text-style-name="P5" draw:layer="layout" svg:width="25.2cm" svg:height="11.929cm" svg:x="1.4cm" svg:y="5.066cm" presentation:class="outline" presentation:user-transformed="true">
          <draw:text-box>
            <text:list text:style-name="L2">
              <text:list-item>
                <text:p text:style-name="P5"><text:span text:style-name="T3">Most packages they suggested Ubuntu users would need to install to do the course are part of openSUSE base distribution</text:span></text:p>
              </text:list-item>
              <text:list-item>
                <text:p text:style-name="P5"><text:span text:style-name="T3">Reinforced view of Unix System Administration handbook that openSUSE documentation very goo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chatten_5f_gruen" presentation:presentation-page-layout-name="AL2T1">
        <office:forms form:automatic-focus="false" form:apply-design-mode="false"/>
        <draw:frame presentation:style-name="pr3" draw:layer="layout" svg:width="23.91cm" svg:height="3.506cm" svg:x="2.057cm" svg:y="1.743cm" presentation:class="title" presentation:placeholder="true">
          <draw:text-box/>
        </draw:frame>
        <draw:frame presentation:style-name="pr4" draw:layer="layout" svg:width="23.91cm" svg:height="11.929cm" svg:x="2.057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Bitstream Vera Sans3" svg:font-family="'Bitstream Vera Sans'" style:font-adornments="Standard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Lucidasans" svg:font-family="Lucidasans" style:font-pitch="variable"/>
    <style:font-face style:name="TeXGyreHeros2" svg:font-family="TeXGyreHeros" style:font-pitch="variable"/>
    <style:font-face style:name="TeXGyreHeros1" svg:font-family="TeXGyreHeros" style:font-adornments="Standard" style:font-pitch="variable"/>
    <style:font-face style:name="TeXGyreTermes" svg:font-family="TeXGyreTermes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1" svg:font-family="Gothic" style:font-family-generic="system" style:font-pitch="variable"/>
    <style:font-face style:name="Lohit Hindi" svg:font-family="'Lohit Hindi'" style:font-family-generic="system" style:font-pitch="variable"/>
    <style:font-face style:name="Lucidasans1" svg:font-family="Lucidasans" style:font-family-generic="system" style:font-pitch="variable"/>
  </office:font-face-decls>
  <office:styles>
    <draw:gradient draw:name="Gradient_20_16" draw:display-name="Gradient 16" draw:style="axial" draw:start-color="#00bf00" draw:end-color="#ffffcc" draw:start-intensity="100%" draw:end-intensity="100%" draw:angle="450" draw:border="0%"/>
    <draw:gradient draw:name="Gradient_20_17" draw:display-name="Gradient 17" draw:style="axial" draw:start-color="#00bf00" draw:end-color="#ffffcc" draw:start-intensity="100%" draw:end-intensity="100%" draw:angle="13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eXGyreHeros" fo:font-family="TeXGyreHeros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hatten_5f_gruen-background" style:display-name="schatten_gruen-background" style:family="presentation">
      <style:graphic-properties draw:stroke="none" draw:fill="gradient" draw:fill-gradient-name="Gradient_20_17" draw:gradient-step-count="256" draw:fill-image-width="0cm" draw:fill-image-height="0cm"/>
    </style:style>
    <style:style style:name="schatten_5f_gruen-backgroundobjects" style:display-name="schatten_gruen-backgroundobjects" style:family="presentation">
      <style:graphic-properties draw:shadow="hidden" draw:shadow-offset-x="0.3cm" draw:shadow-offset-y="0.3cm" draw:shadow-color="#808080"/>
    </style:style>
    <style:style style:name="schatten_5f_gruen-notes" style:display-name="schatten_gruen-notes" style:family="presentation">
      <style:graphic-properties draw:stroke="none" draw:fill="none">
        <text:list-style style:name="schatten_5f_gruen-notes" style:display-name="schatten_gru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schatten_5f_gruen-outline1" style:display-name="schatten_gruen-outline1" style:family="presentation">
      <style:graphic-properties draw:stroke="none" draw:fill="none">
        <text:list-style style:name="schatten_5f_gruen-outline1" style:display-name="schatten_gru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Bitstream Vera Sans" fo:font-family="'Bitstream Vera Sans'" style:font-pitch="variable" fo:font-size="28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gruen-outline2" style:display-name="schatten_gruen-outline2" style:family="presentation" style:parent-style-name="schatten_5f_gruen-outline1">
      <style:paragraph-properties fo:margin-left="2.4cm" fo:margin-right="0cm" fo:margin-top="0cm" fo:margin-bottom="0.4cm" fo:text-indent="0cm"/>
      <style:text-properties style:font-name="Bitstream Vera Sans" fo:font-family="'Bitstream Vera Sans'" style:font-pitch="variable" fo:font-size="26pt" style:font-size-asian="28pt" style:font-size-complex="28pt"/>
    </style:style>
    <style:style style:name="schatten_5f_gruen-outline3" style:display-name="schatten_gruen-outline3" style:family="presentation" style:parent-style-name="schatten_5f_gruen-outline2">
      <style:paragraph-properties fo:margin-left="3.6cm" fo:margin-right="0cm" fo:margin-top="0cm" fo:margin-bottom="0.3cm" fo:text-indent="0cm"/>
      <style:text-properties style:font-name="Bitstream Vera Sans" fo:font-family="'Bitstream Vera Sans'" style:font-pitch="variable" fo:font-size="22pt" style:font-size-asian="24pt" style:font-size-complex="24pt"/>
    </style:style>
    <style:style style:name="schatten_5f_gruen-outline4" style:display-name="schatten_gruen-outline4" style:family="presentation" style:parent-style-name="schatten_5f_gruen-outline3">
      <style:paragraph-properties fo:margin-left="4.8cm" fo:margin-right="0cm" fo:margin-top="0cm" fo:margin-bottom="0.2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5" style:display-name="schatten_gruen-outline5" style:family="presentation" style:parent-style-name="schatten_5f_gruen-outline4">
      <style:paragraph-properties fo:margin-left="5.999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6" style:display-name="schatten_gruen-outline6" style:family="presentation" style:parent-style-name="schatten_5f_gruen-outline5">
      <style:paragraph-properties fo:margin-left="7.2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7" style:display-name="schatten_gruen-outline7" style:family="presentation" style:parent-style-name="schatten_5f_gruen-outline6">
      <style:paragraph-properties fo:margin-left="8.4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8" style:display-name="schatten_gruen-outline8" style:family="presentation" style:parent-style-name="schatten_5f_gruen-outline7">
      <style:paragraph-properties fo:margin-left="9.6cm" fo:margin-right="0cm" fo:margin-top="0cm" fo:margin-bottom="0.1cm" fo:text-indent="0cm"/>
      <style:text-properties style:font-name="Bitstream Vera Sans" fo:font-family="'Bitstream Vera Sans'" style:font-pitch="variable" fo:font-size="16pt" style:font-size-asian="20pt" style:font-size-complex="20pt"/>
    </style:style>
    <style:style style:name="schatten_5f_gruen-outline9" style:display-name="schatten_gruen-outline9" style:family="presentation" style:parent-style-name="schatten_5f_gruen-outline8">
      <style:paragraph-properties fo:margin-left="10.8cm" fo:margin-right="0cm" fo:margin-top="0cm" fo:margin-bottom="0.1cm" fo:text-indent="0cm"/>
      <style:text-properties style:font-name="Bitstream Vera Sans" fo:font-family="'Bitstream Vera Sans'" style:font-pitch="variable" fo:font-size="16pt" style:font-size-asian="20pt" style:font-size-complex="20pt"/>
    </style:style>
    <style:style style:name="schatten_5f_gruen-subtitle" style:display-name="schatten_gruen-subtitle" style:family="presentation">
      <style:graphic-properties draw:stroke="none" draw:fill="none" draw:textarea-vertical-align="middle">
        <text:list-style style:name="schatten_5f_gruen-subtitle" style:display-name="schatten_gru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Vera Sans3" fo:font-family="'Bitstream Vera Sans'" style:font-style-name="Standard" style:font-pitch="variable" fo:font-size="28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gruen-title" style:display-name="schatten_gruen-title" style:family="presentation">
      <style:graphic-properties draw:stroke="none" draw:fill="none" draw:textarea-vertical-align="middle">
        <text:list-style style:name="schatten_5f_gruen-title" style:display-name="schatten_gru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Bitstream Vera Sans" fo:font-family="'Bitstream Vera Sans'" style:font-pitch="variable" fo:font-size="40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17" draw:gradient-step-count="25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draw:stroke-dash="Ultrafine_20_Dashed" svg:stroke-width="0.03cm" draw:marker-start-width="0.35cm" draw:marker-end-width="0.35cm" draw:fill="gradient" draw:fill-gradient-name="Gradient_20_16" draw:gradient-step-count="0" draw:textarea-horizontal-align="center" draw:textarea-vertical-align="middle" fo:padding-top="0.015cm" fo:padding-bottom="0.015cm" fo:padding-left="0.015cm" fo:padding-right="0.015cm" draw:shadow="visible" draw:shadow-color="#333333" draw:shadow-opacity="8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chatten_5f_gruen-title">
      <style:graphic-properties draw:fill-color="#ffffff" draw:auto-grow-height="false" fo:min-height="3.507cm"/>
    </style:style>
    <style:style style:name="Mpr8" style:family="presentation" style:parent-style-name="schatten_5f_gruen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style:font-name="Bitstream Vera Sans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8pt" style:language-asian="none" style:country-asian="none" style:font-style-asian="normal" style:font-weight-asian="normal" style:font-name-complex="Lucidasans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position="0% 100%" style:font-name="Bitstream Vera Sans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4pt" style:language-asian="none" style:country-asian="none" style:font-style-asian="normal" style:font-weight-asian="normal" style:font-name-complex="Lucidasans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position="0% 100%" style:font-name="Bitstream Vera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none" style:country-asian="none" style:font-style-asian="normal" style:font-weight-asian="normal" style:font-name-complex="Lucidasans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position="0% 100%" style:font-name="Bitstream Vera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none" style:country-asian="none" style:font-style-asian="normal" style:font-weight-asian="normal" style:font-name-complex="Lucidasans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201000003AF00000212C789CFC0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chatten_5f_gruen" style:display-name="schatten_gruen" style:page-layout-name="PM1" draw:style-name="Mdp2">
      <office:forms form:automatic-focus="false" form:apply-design-mode="false"/>
      <draw:rect draw:style-name="Mgr4" draw:text-style-name="MP4" draw:layer="backgroundobjects" svg:width="26cm" svg:height="19cm" svg:x="1cm" svg:y="1cm" draw:corner-radius="0.6cm">
        <text:p/>
      </draw:rect>
      <draw:frame presentation:style-name="Mpr7" draw:text-style-name="MP5" draw:layer="backgroundobjects" svg:width="23.91cm" svg:height="3.506cm" svg:x="2.057cm" svg:y="1.743cm" presentation:class="title">
        <draw:text-box>
          <text:p text:style-name="MP5">Klicken Sie, um das Format des Titeltextes zu bearbeiten</text:p>
        </draw:text-box>
      </draw:frame>
      <draw:frame presentation:style-name="Mpr8" draw:text-style-name="MP15" draw:layer="backgroundobjects" svg:width="23.91cm" svg:height="13.229cm" svg:x="2.057cm" svg:y="5.838cm" presentation:class="outline">
        <draw:text-box>
          <text:p text:style-name="MP6">Klicken Sie, um die Formate des Gliederungstextes zu bearbeiten</text:p>
          <text:p text:style-name="MP7"><text:span text:style-name="MT2">Zweite Gliederungsebene</text:span></text:p>
          <text:p text:style-name="MP8"><text:span text:style-name="MT3">Dritte Gliederungsebene</text:span></text:p>
          <text:p text:style-name="MP9"><text:span text:style-name="MT4">Vierte Gliederungsebene</text:span></text:p>
          <text:p text:style-name="MP10"><text:span text:style-name="MT4">Fünfte Gliederungsebene</text:span></text:p>
          <text:p text:style-name="MP11"><text:span text:style-name="MT4">Sechste Gliederungsebene</text:span></text:p>
          <text:p text:style-name="MP12"><text:span text:style-name="MT4">Siebente Gliederungsebene</text:span></text:p>
          <text:p text:style-name="MP13"><text:span text:style-name="MT5">Achte Gliederungsebene</text:span></text:p>
          <text:p text:style-name="MP14"><text:span text:style-name="MT5">Neunte Gliederungsebene</text:span></text:p>
        </draw:text-box>
      </draw:frame>
      <presentation:notes style:page-layout-name="PM0">
        <draw:page-thumbnail presentation:style-name="schatten_5f_gruen-title" draw:layer="backgroundobjects" svg:width="13.705cm" svg:height="10.279cm" svg:x="3.641cm" svg:y="2.853cm" presentation:class="page"/>
        <draw:frame presentation:style-name="schatten_5f_gruen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1:09:33.267266034</meta:creation-date>
    <dc:date>2014-08-18T17:44:18.754299324</dc:date>
    <meta:editing-duration>PT11M11S</meta:editing-duration>
    <meta:editing-cycles>7</meta:editing-cycles>
    <meta:generator>LibreOffice/4.1.6.2$Linux_x86 LibreOffice_project/410m0$Build-2</meta:generator>
    <dc:creator>John Hudson</dc:creator>
    <meta:document-statistic meta:object-count="64"/>
  </office:meta>
</office:document-meta>
</file>